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36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calcext:value-type="string">
            <text:p>Line</text:p>
          </table:table-cell>
          <table:table-cell table:style-name="ce1" office:value-type="string" calcext:value-type="string" table:number-columns-spanned="2" table:number-rows-spanned="1">
            <text:p>Terminals</text:p>
          </table:table-cell>
          <table:covered-table-cell/>
          <table:table-cell table:style-name="ce1" office:value-type="string" calcext:value-type="string">
            <text:p>Opening dat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tations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1_(Nanjing_Metro)" xlink:type="simple">1</text:a> </text:p>
          </table:table-cell>
          <table:table-cell table:style-name="ce3" office:value-type="string" calcext:value-type="string">
            <text:p><text:a xlink:href="https://en.wikipedia.org/wiki/Maigaoqiao_station" xlink:type="simple">Maigaoqiao</text:a></text:p>
            <text:p>(<text:a xlink:href="https://en.wikipedia.org/wiki/Qixia_District" xlink:type="simple">Qixia</text:a>)</text:p>
          </table:table-cell>
          <table:table-cell table:style-name="ce3" office:value-type="string" calcext:value-type="string">
            <text:p><text:a xlink:href="https://en.wikipedia.org/wiki/China_Pharmaceutical_University_station" xlink:type="simple">CPU</text:a></text:p>
            <text:p>(<text:a xlink:href="https://en.wikipedia.org/wiki/Jiangning_District" xlink:type="simple">Jiangning</text:a>)</text:p>
          </table:table-cell>
          <table:table-cell table:style-name="ce2" office:value-type="string" calcext:value-type="string">
            <text:p>3 September 2005<text:a xlink:href="https://en.wikipedia.org/wiki/Nanjing_Metro#cite_note-NJM_major_events_2005-4" xlink:type="simple">[4]</text:a></text:p>
          </table:table-cell>
          <table:table-cell table:style-name="ce2" office:value-type="string" calcext:value-type="string">
            <text:p>37.9 km (23.5 mi)<text:a xlink:href="https://en.wikipedia.org/wiki/Nanjing_Metro#cite_note-L1-9" xlink:type="simple">[9]</text:a></text:p>
          </table:table-cell>
          <table:table-cell table:style-name="ce2" office:value-type="string" calcext:value-type="string">
            <text:p>27<text:a xlink:href="https://en.wikipedia.org/wiki/Nanjing_Metro#cite_note-L1-9" xlink:type="simple">[9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2_(Nanjing_Metro)" xlink:type="simple">2</text:a> </text:p>
          </table:table-cell>
          <table:table-cell table:style-name="ce3" office:value-type="string" calcext:value-type="string">
            <text:p><text:a xlink:href="https://en.wikipedia.org/wiki/Youfangqiao_station" xlink:type="simple">Youfangqiao</text:a></text:p>
            <text:p>(<text:a xlink:href="https://en.wikipedia.org/wiki/Jianye_District" xlink:type="simple">Jianye</text:a>)</text:p>
          </table:table-cell>
          <table:table-cell table:style-name="ce3" office:value-type="string" calcext:value-type="string">
            <text:p><text:a xlink:href="https://en.wikipedia.org/wiki/Jingtianlu_station" xlink:type="simple">Jingtianlu</text:a></text:p>
            <text:p>(<text:a xlink:href="https://en.wikipedia.org/wiki/Qixia_District" xlink:type="simple">Qixia</text:a>)</text:p>
          </table:table-cell>
          <table:table-cell table:style-name="ce2" office:value-type="string" calcext:value-type="string">
            <text:p>28 May 2010</text:p>
          </table:table-cell>
          <table:table-cell table:style-name="ce2" office:value-type="string" calcext:value-type="string">
            <text:p>38.0 km (23.6 mi)<text:a xlink:href="https://en.wikipedia.org/wiki/Nanjing_Metro#cite_note-Line2-10" xlink:type="simple">[10]</text:a></text:p>
          </table:table-cell>
          <table:table-cell table:style-name="ce2" office:value-type="string" calcext:value-type="string">
            <text:p>26<text:a xlink:href="https://en.wikipedia.org/wiki/Nanjing_Metro#cite_note-Line2-10" xlink:type="simple">[10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3_(Nanjing_Metro)" xlink:type="simple">3</text:a> </text:p>
          </table:table-cell>
          <table:table-cell table:style-name="ce3" office:value-type="string" calcext:value-type="string">
            <text:p><text:a xlink:href="https://en.wikipedia.org/wiki/Linchang_station" xlink:type="simple">Linchang</text:a></text:p>
            <text:p>(<text:a xlink:href="https://en.wikipedia.org/wiki/Pukou_District" xlink:type="simple">Pukou</text:a>)</text:p>
          </table:table-cell>
          <table:table-cell table:style-name="ce3" office:value-type="string" calcext:value-type="string">
            <text:p><text:a xlink:href="https://en.wikipedia.org/wiki/Mozhoudonglu_station" xlink:type="simple">Mozhou­donglu</text:a></text:p>
            <text:p>(<text:a xlink:href="https://en.wikipedia.org/wiki/Jiangning_District" xlink:type="simple">Jiangning</text:a>)</text:p>
          </table:table-cell>
          <table:table-cell table:style-name="ce2" office:value-type="string" calcext:value-type="string">
            <text:p>1 April 2015</text:p>
          </table:table-cell>
          <table:table-cell table:style-name="ce2" office:value-type="string" calcext:value-type="string">
            <text:p>44.9 km (27.9 mi)<text:a xlink:href="https://en.wikipedia.org/wiki/Nanjing_Metro#cite_note-Line3-11" xlink:type="simple">[11]</text:a></text:p>
          </table:table-cell>
          <table:table-cell table:style-name="ce2" office:value-type="string" calcext:value-type="string">
            <text:p>29<text:a xlink:href="https://en.wikipedia.org/wiki/Nanjing_Metro#cite_note-Line3-11" xlink:type="simple">[11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4_(Nanjing_Metro)" xlink:type="simple">4</text:a> </text:p>
          </table:table-cell>
          <table:table-cell table:style-name="ce3" office:value-type="string" calcext:value-type="string">
            <text:p><text:a xlink:href="https://en.wikipedia.org/wiki/Longjiang_station" xlink:type="simple">Longjiang</text:a></text:p>
            <text:p>(<text:a xlink:href="https://en.wikipedia.org/wiki/Gulou_District,_Nanjing" xlink:type="simple">Gulou</text:a>)</text:p>
          </table:table-cell>
          <table:table-cell table:style-name="ce3" office:value-type="string" calcext:value-type="string">
            <text:p><text:a xlink:href="https://en.wikipedia.org/wiki/Xianlinhu_station" xlink:type="simple">Xianlinhu</text:a></text:p>
            <text:p>(<text:a xlink:href="https://en.wikipedia.org/wiki/Qixia_District" xlink:type="simple">Qixia</text:a>)</text:p>
          </table:table-cell>
          <table:table-cell table:style-name="ce2" office:value-type="string" calcext:value-type="string">
            <text:p>18 January 2017</text:p>
          </table:table-cell>
          <table:table-cell table:style-name="ce2" office:value-type="string" calcext:value-type="string">
            <text:p>33.8 km (21.0 mi)<text:a xlink:href="https://en.wikipedia.org/wiki/Nanjing_Metro#cite_note-line4-12" xlink:type="simple">[12]</text:a></text:p>
          </table:table-cell>
          <table:table-cell table:style-name="ce2" office:value-type="string" calcext:value-type="string">
            <text:p>18<text:a xlink:href="https://en.wikipedia.org/wiki/Nanjing_Metro#cite_note-line4-12" xlink:type="simple">[12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10_(Nanjing_Metro)" xlink:type="simple">10</text:a> </text:p>
          </table:table-cell>
          <table:table-cell table:style-name="ce3" office:value-type="string" calcext:value-type="string">
            <text:p><text:a xlink:href="https://en.wikipedia.org/wiki/Andemen_station" xlink:type="simple">Andemen</text:a></text:p>
            <text:p>(<text:a xlink:href="https://en.wikipedia.org/wiki/Yuhuatai_District" xlink:type="simple">Yuhuatai</text:a>)</text:p>
          </table:table-cell>
          <table:table-cell table:style-name="ce3" office:value-type="string" calcext:value-type="string">
            <text:p><text:a xlink:href="https://en.wikipedia.org/wiki/Yushanlu_station" xlink:type="simple">Yushanlu</text:a></text:p>
            <text:p>(<text:a xlink:href="https://en.wikipedia.org/wiki/Pukou_District" xlink:type="simple">Pukou</text:a>)</text:p>
          </table:table-cell>
          <table:table-cell table:style-name="ce2" office:value-type="string" calcext:value-type="string">
            <text:p>1 July 2014</text:p>
          </table:table-cell>
          <table:table-cell table:style-name="ce2" office:value-type="string" calcext:value-type="string">
            <text:p>21.6 km (13.4 mi)<text:a xlink:href="https://en.wikipedia.org/wiki/Nanjing_Metro#cite_note-Line10-13" xlink:type="simple">[13]</text:a></text:p>
          </table:table-cell>
          <table:table-cell table:style-name="ce2" office:value-type="string" calcext:value-type="string">
            <text:p>14<text:a xlink:href="https://en.wikipedia.org/wiki/Nanjing_Metro#cite_note-Line10-13" xlink:type="simple">[13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S1_(Nanjing_Metro)" xlink:type="simple">S1</text:a> </text:p>
          </table:table-cell>
          <table:table-cell table:style-name="ce3" office:value-type="string" calcext:value-type="string">
            <text:p><text:a xlink:href="https://en.wikipedia.org/wiki/Nanjing_South_railway_station" xlink:type="simple">Nanjing South Railway Station</text:a></text:p>
            <text:p>(<text:a xlink:href="https://en.wikipedia.org/wiki/Yuhuatai_District" xlink:type="simple">Yuhuatai</text:a>)</text:p>
          </table:table-cell>
          <table:table-cell table:style-name="ce3" office:value-type="string" calcext:value-type="string">
            <text:p><text:a xlink:href="https://en.wikipedia.org/wiki/Konggangxinchengjiangning_station" xlink:type="simple">Konggangxinchengjiangning</text:a></text:p>
            <text:p>(<text:a xlink:href="https://en.wikipedia.org/wiki/Jiangning_District" xlink:type="simple">Jiangning</text:a>)</text:p>
          </table:table-cell>
          <table:table-cell table:style-name="ce2" office:value-type="string" calcext:value-type="string">
            <text:p>1 July 2014</text:p>
          </table:table-cell>
          <table:table-cell table:style-name="ce2" office:value-type="string" calcext:value-type="string">
            <text:p>36.3 km (22.6 mi)<text:a xlink:href="https://en.wikipedia.org/wiki/Nanjing_Metro#cite_note-LineS1-14" xlink:type="simple">[14]</text:a></text:p>
          </table:table-cell>
          <table:table-cell table:style-name="ce2" office:value-type="string" calcext:value-type="string">
            <text:p>9<text:a xlink:href="https://en.wikipedia.org/wiki/Nanjing_Metro#cite_note-LineS1-14" xlink:type="simple">[14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S3_(Nanjing_Metro)" xlink:type="simple">S3</text:a> </text:p>
          </table:table-cell>
          <table:table-cell table:style-name="ce3" office:value-type="string" calcext:value-type="string">
            <text:p><text:a xlink:href="https://en.wikipedia.org/wiki/Nanjing_South_railway_station" xlink:type="simple">Nanjing South Railway Station</text:a></text:p>
            <text:p>(<text:a xlink:href="https://en.wikipedia.org/wiki/Yuhuatai_District" xlink:type="simple">Yuhuatai</text:a>)</text:p>
          </table:table-cell>
          <table:table-cell table:style-name="ce3" office:value-type="string" calcext:value-type="string">
            <text:p><text:a xlink:href="https://en.wikipedia.org/wiki/Gaojiachong_station" xlink:type="simple">Gaojiachong</text:a></text:p>
            <text:p>(<text:a xlink:href="https://en.wikipedia.org/wiki/Pukou_District" xlink:type="simple">Pukou</text:a>)</text:p>
          </table:table-cell>
          <table:table-cell table:style-name="ce2" office:value-type="string" calcext:value-type="string">
            <text:p>6 December 2017</text:p>
          </table:table-cell>
          <table:table-cell table:style-name="ce2" office:value-type="string" calcext:value-type="string">
            <text:p>37.6 km (23.4 mi)<text:a xlink:href="https://en.wikipedia.org/wiki/Nanjing_Metro#cite_note-LineS3-15" xlink:type="simple">[15]</text:a></text:p>
          </table:table-cell>
          <table:table-cell table:style-name="ce2" office:value-type="string" calcext:value-type="string">
            <text:p>19<text:a xlink:href="https://en.wikipedia.org/wiki/Nanjing_Metro#cite_note-LineS3-15" xlink:type="simple">[15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S7_(Nanjing_Metro)" xlink:type="simple">S7</text:a> </text:p>
          </table:table-cell>
          <table:table-cell table:style-name="ce3" office:value-type="string" calcext:value-type="string">
            <text:p><text:a xlink:href="https://en.wikipedia.org/wiki/Konggangxinchengjiangning_station" xlink:type="simple">Konggangxinchengjiangning</text:a></text:p>
            <text:p>(<text:a xlink:href="https://en.wikipedia.org/wiki/Jiangning_District" xlink:type="simple">Jiangning</text:a>)</text:p>
          </table:table-cell>
          <table:table-cell table:style-name="ce3" office:value-type="string" calcext:value-type="string">
            <text:p><text:a xlink:href="https://en.wikipedia.org/wiki/Wuxiangshan_station" xlink:type="simple">Wuxiangshan</text:a></text:p>
            <text:p>(<text:a xlink:href="https://en.wikipedia.org/wiki/Lishui_District" xlink:type="simple">Lishui</text:a>)</text:p>
          </table:table-cell>
          <table:table-cell table:style-name="ce2" office:value-type="string" calcext:value-type="string">
            <text:p>26 May 2018</text:p>
          </table:table-cell>
          <table:table-cell table:style-name="ce2" office:value-type="string" calcext:value-type="string">
            <text:p>28.8 km (17.9 mi)<text:a xlink:href="https://en.wikipedia.org/wiki/Nanjing_Metro#cite_note-LineS7-16" xlink:type="simple">[16]</text:a></text:p>
          </table:table-cell>
          <table:table-cell table:style-name="ce2" office:value-type="string" calcext:value-type="string">
            <text:p>9<text:a xlink:href="https://en.wikipedia.org/wiki/Nanjing_Metro#cite_note-LineS7-16" xlink:type="simple">[16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S8_(Nanjing_Metro)" xlink:type="simple">S8</text:a> </text:p>
          </table:table-cell>
          <table:table-cell table:style-name="ce3" office:value-type="string" calcext:value-type="string">
            <text:p><text:a xlink:href="https://en.wikipedia.org/wiki/Taishanxincun_station" xlink:type="simple">Taishan­xincun</text:a></text:p>
            <text:p>(<text:a xlink:href="https://en.wikipedia.org/wiki/Pukou_District" xlink:type="simple">Pukou</text:a>)</text:p>
          </table:table-cell>
          <table:table-cell table:style-name="ce3" office:value-type="string" calcext:value-type="string">
            <text:p><text:a xlink:href="https://en.wikipedia.org/wiki/Jinniuhu_station" xlink:type="simple">Jinniuhu</text:a></text:p>
            <text:p>(<text:a xlink:href="https://en.wikipedia.org/wiki/Luhe_District" xlink:type="simple">Luhe</text:a>)</text:p>
          </table:table-cell>
          <table:table-cell table:style-name="ce2" office:value-type="string" calcext:value-type="string">
            <text:p>1 August 2014</text:p>
          </table:table-cell>
          <table:table-cell table:style-name="ce2" office:value-type="string" calcext:value-type="string">
            <text:p>45.2 km (28.1 mi)<text:a xlink:href="https://en.wikipedia.org/wiki/Nanjing_Metro#cite_note-LineS8-17" xlink:type="simple">[17]</text:a></text:p>
          </table:table-cell>
          <table:table-cell table:style-name="ce2" office:value-type="string" calcext:value-type="string">
            <text:p>17<text:a xlink:href="https://en.wikipedia.org/wiki/Nanjing_Metro#cite_note-LineS8-17" xlink:type="simple">[17]</text:a></text:p>
          </table:table-cell>
        </table:table-row>
        <table:table-row table:style-name="ro3">
          <table:table-cell table:style-name="ce2" office:value-type="string" calcext:value-type="string">
            <text:p> <text:a xlink:href="https://en.wikipedia.org/wiki/Line_S9_(Nanjing_Metro)" xlink:type="simple">S9</text:a> </text:p>
          </table:table-cell>
          <table:table-cell table:style-name="ce3" office:value-type="string" calcext:value-type="string">
            <text:p><text:a xlink:href="https://en.wikipedia.org/wiki/Xiangyulunan_station" xlink:type="simple">Xiangyulunan</text:a></text:p>
            <text:p>(<text:a xlink:href="https://en.wikipedia.org/wiki/Jiangning_District" xlink:type="simple">Jiangning</text:a>)</text:p>
          </table:table-cell>
          <table:table-cell table:style-name="ce3" office:value-type="string" calcext:value-type="string">
            <text:p><text:a xlink:href="https://en.wikipedia.org/wiki/Gaochun_station" xlink:type="simple">Gaochun</text:a></text:p>
            <text:p>(<text:a xlink:href="https://en.wikipedia.org/wiki/Gaochun_District" xlink:type="simple">Gaochun</text:a>)</text:p>
          </table:table-cell>
          <table:table-cell table:style-name="ce2" office:value-type="string" calcext:value-type="string">
            <text:p>30 December 2017</text:p>
          </table:table-cell>
          <table:table-cell table:style-name="ce2" office:value-type="string" calcext:value-type="string">
            <text:p>52.4 km (32.6 mi)<text:a xlink:href="https://en.wikipedia.org/wiki/Nanjing_Metro#cite_note-S9-18" xlink:type="simple">[18]</text:a></text:p>
          </table:table-cell>
          <table:table-cell table:style-name="ce2" office:value-type="string" calcext:value-type="string">
            <text:p>6<text:a xlink:href="https://en.wikipedia.org/wiki/Nanjing_Metro#cite_note-S9-18" xlink:type="simple">[18]</text:a>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prolo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4 prolong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10 prolong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baidu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5 (109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6 (110)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4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6:52:15.85761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9T17:23:36</meta:creation-date>
    <dc:date>2018-11-20T17:20:09.359883000</dc:date>
    <meta:editing-duration>PT35M25S</meta:editing-duration>
    <meta:editing-cycles>6</meta:editing-cycles>
    <meta:generator>LibreOffice/5.4.6.2$MacOSX_X86_64 LibreOffice_project/4014ce260a04f1026ba855d3b8d91541c224eab8</meta:generator>
    <meta:document-statistic meta:table-count="3" meta:cell-count="106" meta:object-count="0"/>
    <meta:user-defined meta:name=""/>
  </office:meta>
</office:document-meta>
</file>